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triceDeTraçabilité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MatriceDeTraçabilité.A" style:family="table-column">
      <style:table-column-properties style:column-width="4.249cm" style:rel-column-width="16383*"/>
    </style:style>
    <style:style style:name="MatriceDeTraçabilité.D" style:family="table-column">
      <style:table-column-properties style:column-width="4.251cm" style:rel-column-width="16386*"/>
    </style:style>
    <style:style style:name="MatriceDeTraçabilité.1" style:family="table-row">
      <style:table-row-properties fo:keep-together="auto"/>
    </style:style>
    <style:style style:name="MatriceDeTraçabilité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MatriceDeTraçabilité.B1" style:family="table-cell" style:data-style-name="N10100">
      <style:table-cell-properties style:vertical-align="" fo:background-color="#000000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MatriceDeTraçabilité.D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MatriceDeTraçabilité.A2" style:family="table-cell" style:data-style-name="N10100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MatriceDeTraçabilité.B2" style:family="table-cell" style:data-style-name="N10000">
      <style:table-cell-properties style:vertical-align="" fo:background-color="#ffffff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MatriceDeTraçabilité.D2" style:family="table-cell" style:data-style-name="N10000">
      <style:table-cell-properties style:vertical-align="" fo:background-color="#ffffff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MatriceDeTraçabilité.A3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MatriceDeTraçabilité.B3" style:family="table-cell" style:data-style-name="N10000">
      <style:table-cell-properties style:vertical-align="" fo:background-color="#ffffff" fo:padding="0.097cm" fo:border-left="none" fo:border-right="none" fo:border-top="none" fo:border-bottom="0.05pt solid #000000" style:writing-mode="page">
        <style:background-image/>
      </style:table-cell-properties>
    </style:style>
    <style:style style:name="MatriceDeTraçabilité.D3" style:family="table-cell" style:data-style-name="N10000">
      <style:table-cell-properties style:vertical-align="" fo:background-color="#ffffff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officeooo:rsid="0006958e" officeooo:paragraph-rsid="0006958e"/>
    </style:style>
    <style:style style:name="P2" style:family="paragraph" style:parent-style-name="Footer">
      <style:text-properties officeooo:paragraph-rsid="0006958e"/>
    </style:style>
    <style:style style:name="P3" style:family="paragraph" style:parent-style-name="Standard">
      <style:text-properties fo:color="#4c4c4c" officeooo:paragraph-rsid="0007357e"/>
    </style:style>
    <style:style style:name="P4" style:family="paragraph" style:parent-style-name="Standard">
      <style:text-properties fo:color="#4c4c4c" officeooo:rsid="0006958e" officeooo:paragraph-rsid="0007357e"/>
    </style:style>
    <style:style style:name="P5" style:family="paragraph" style:parent-style-name="Standard">
      <style:paragraph-properties fo:text-align="start" style:justify-single-word="false"/>
      <style:text-properties fo:color="#4c4c4c" fo:font-size="12pt" officeooo:rsid="0006958e" officeooo:paragraph-rsid="0007357e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3465a4" fo:font-size="18pt" officeooo:rsid="000891a9" officeooo:paragraph-rsid="000891a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3465a4" fo:font-size="44pt" officeooo:rsid="000b72a5" officeooo:paragraph-rsid="000b72a5" style:font-size-asian="38.5pt" style:font-size-complex="44pt"/>
    </style:style>
    <style:style style:name="P8" style:family="paragraph" style:parent-style-name="Standard">
      <style:text-properties officeooo:rsid="0006958e" officeooo:paragraph-rsid="0006958e"/>
    </style:style>
    <style:style style:name="P9" style:family="paragraph" style:parent-style-name="Standard">
      <style:text-properties officeooo:rsid="0006958e" officeooo:paragraph-rsid="0007357e"/>
    </style:style>
    <style:style style:name="P10" style:family="paragraph" style:parent-style-name="Standard">
      <style:text-properties style:use-window-font-color="true" officeooo:rsid="0006958e" officeooo:paragraph-rsid="0006958e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66cc" fo:font-size="44pt" officeooo:rsid="0006958e" officeooo:paragraph-rsid="0006958e" style:font-size-asian="38.5pt" style:font-size-complex="44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f0633" officeooo:paragraph-rsid="000f06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officeooo:rsid="000d92c2" officeooo:paragraph-rsid="000d92c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officeooo:rsid="000f0633" officeooo:paragraph-rsid="000f063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ext_20_body">
      <style:text-properties officeooo:rsid="000b72a5" officeooo:paragraph-rsid="000b72a5"/>
    </style:style>
    <style:style style:name="P23" style:family="paragraph" style:parent-style-name="Text_20_body">
      <style:text-properties officeooo:rsid="000c4714" officeooo:paragraph-rsid="000c4714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color="#3465a4" fo:font-size="22pt" style:text-underline-style="solid" style:text-underline-width="auto" style:text-underline-color="font-color" fo:font-weight="bold" officeooo:rsid="000891a9" officeooo:paragraph-rsid="000891a9" style:font-size-asian="22pt" style:font-weight-asian="bold" style:font-size-complex="22pt" style:font-weight-complex="bold"/>
    </style:style>
    <style:style style:name="P25" style:family="paragraph" style:parent-style-name="Text_20_body" style:list-style-name="L1">
      <style:text-properties officeooo:paragraph-rsid="000b72a5"/>
    </style:style>
    <style:style style:name="P26" style:family="paragraph" style:parent-style-name="Text_20_body" style:list-style-name="L1">
      <style:text-properties officeooo:rsid="000b72a5" officeooo:paragraph-rsid="000b72a5"/>
    </style:style>
    <style:style style:name="P27" style:family="paragraph" style:parent-style-name="Heading_20_1" style:list-style-name="">
      <style:text-properties officeooo:rsid="000c4714" officeooo:paragraph-rsid="000c4714"/>
    </style:style>
    <style:style style:name="P28" style:family="paragraph" style:parent-style-name="Heading_20_1">
      <style:paragraph-properties fo:break-before="page"/>
      <style:text-properties officeooo:rsid="000b72a5" officeooo:paragraph-rsid="000b72a5"/>
    </style:style>
    <style:style style:name="P29" style:family="paragraph" style:parent-style-name="Heading_20_1">
      <style:paragraph-properties fo:break-before="page"/>
      <style:text-properties officeooo:rsid="000c4714" officeooo:paragraph-rsid="000c4714"/>
    </style:style>
    <style:style style:name="P30" style:family="paragraph" style:parent-style-name="Heading_20_2">
      <style:text-properties officeooo:rsid="000b72a5"/>
    </style:style>
    <style:style style:name="P31" style:family="paragraph" style:parent-style-name="Heading_20_2">
      <style:text-properties officeooo:rsid="000c4714" officeooo:paragraph-rsid="000c4714"/>
    </style:style>
    <style:style style:name="P32" style:family="paragraph" style:parent-style-name="Heading_20_3">
      <style:text-properties officeooo:rsid="000b72a5"/>
    </style:style>
    <style:style style:name="T1" style:family="text">
      <style:text-properties officeooo:rsid="0006958e"/>
    </style:style>
    <style:style style:name="T2" style:family="text">
      <style:text-properties officeooo:rsid="0007357e"/>
    </style:style>
    <style:style style:name="T3" style:family="text">
      <style:text-properties officeooo:rsid="000b72a5"/>
    </style:style>
    <style:style style:name="T4" style:family="text">
      <style:text-properties officeooo:rsid="00111b5c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jet </text:p>
      <text:p text:style-name="P6">Jeu sérieux : Placement de navires sur les quais d'un port de commerce</text:p>
      <text:p text:style-name="P8"/>
      <text:p text:style-name="P8"/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7">Matrice de traçabilité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Groupe 2 </text:span><text:span text:style-name="T2">→ </text:span><text:span text:style-name="T1"><text:tab/>Gary Hébert<text:tab/><text:tab/><text:tab/><text:tab/><text:tab/><text:tab/></text:span><text:span text:style-name="T2">Clients → <text:tab/>M. Eric Sanlaville</text:span></text:p>
      <text:p text:style-name="P3"><text:span text:style-name="T1"><text:tab/><text:tab/>Jérémy Courel<text:tab/><text:tab/><text:tab/><text:tab/><text:tab/><text:tab/><text:tab/><text:tab/></text:span><text:span text:style-name="T2">M. Stefan Balev</text:span></text:p>
      <text:p text:style-name="P4"><text:tab/><text:tab/>Mounir El Mtakham</text:p>
      <text:p text:style-name="P5"><text:tab/><text:tab/>Alaaeddine Kheribeche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5">Sommaire</text:p>
          </text:index-title>
          <text:p text:style-name="P14"><text:a xlink:type="simple" xlink:href="#__RefHeading__114_1079649" text:style-name="Index_20_Link" text:visited-style-name="Index_20_Link">1. Version des documents<text:tab/>3</text:a></text:p>
          <text:p text:style-name="P16"><text:a xlink:type="simple" xlink:href="#__RefHeading__183_1863546303" text:style-name="Index_20_Link" text:visited-style-name="Index_20_Link">1.1. Cahier des charges<text:tab/>3</text:a></text:p>
          <text:p text:style-name="P17"><text:a xlink:type="simple" xlink:href="#__RefHeading__185_1863546303" text:style-name="Index_20_Link" text:visited-style-name="Index_20_Link">1.1.1. CahierDesCharges_JeuSerieux_V1<text:tab/>3</text:a></text:p>
          <text:p text:style-name="P17"><text:a xlink:type="simple" xlink:href="#__RefHeading__187_1863546303" text:style-name="Index_20_Link" text:visited-style-name="Index_20_Link">1.1.2. CahierDesCharges_JeuSerieux_V2<text:tab/>3</text:a></text:p>
          <text:p text:style-name="P16"><text:a xlink:type="simple" xlink:href="#__RefHeading__189_1863546303" text:style-name="Index_20_Link" text:visited-style-name="Index_20_Link">1.2. Spécification fonctionnelle détaillée<text:tab/>3</text:a></text:p>
          <text:p text:style-name="P16"><text:a xlink:type="simple" xlink:href="#__RefHeading__191_1863546303" text:style-name="Index_20_Link" text:visited-style-name="Index_20_Link">1.3. Spécification fonctionnelle technique<text:tab/>3</text:a></text:p>
          <text:p text:style-name="P14"><text:a xlink:type="simple" xlink:href="#__RefHeading__193_1863546303" text:style-name="Index_20_Link" text:visited-style-name="Index_20_Link">2. Matrice de traçabilité<text:tab/>4</text:a></text:p>
        </text:index-body>
      </text:table-of-content>
      <text:p text:style-name="P12"/>
      <text:p text:style-name="P12"/>
      <text:h text:style-name="P28" text:outline-level="1"><text:bookmark-start text:name="__RefHeading__114_1079649"/>Version des documents<text:bookmark-end text:name="__RefHeading__114_1079649"/></text:h>
      <text:h text:style-name="P30" text:outline-level="2"><text:bookmark-start text:name="__RefHeading__183_1863546303"/>Cahier des charges<text:bookmark-end text:name="__RefHeading__183_1863546303"/></text:h>
      <text:h text:style-name="P32" text:outline-level="3"><text:bookmark-start text:name="__RefHeading__185_1863546303"/>CahierDesCharges_JeuSerieux_V1<text:bookmark-end text:name="__RefHeading__185_1863546303"/></text:h>
      <text:p text:style-name="P22">Première version du cahier des charges, celle-ci contenait l'explication du contexte, le besoin <text:s/>de façon détaillé et la maquette du jeu détaillée elle aussi.</text:p>
      <text:h text:style-name="P32" text:outline-level="3"><text:bookmark-start text:name="__RefHeading__187_1863546303"/>CahierDesCharges_JeuSerieux_V2<text:bookmark-end text:name="__RefHeading__187_1863546303"/></text:h>
      <text:p text:style-name="P22">Ce cahier des charges à été créé à la suite du premier audit de projet, voici les modifications apportées à celui-ci :</text:p>
      <text:list xml:id="list3324211675327129040" text:style-name="L1">
        <text:list-item>
          <text:p text:style-name="P26">Ajout des références associées à chaque besoin (pour la matrice de traçabilité) ;</text:p>
        </text:list-item>
        <text:list-item>
          <text:p text:style-name="P26">Suppression de la maquette (déplacement de celle-ci dans la SFD) ;</text:p>
        </text:list-item>
        <text:list-item>
          <text:p text:style-name="P25"><text:span text:style-name="T3">Changement dans le plan </text:span><text:span text:style-name="T4">du document</text:span><text:span text:style-name="T3"> ;</text:span></text:p>
        </text:list-item>
      </text:list>
      <text:h text:style-name="P31" text:outline-level="2"><text:bookmark-start text:name="__RefHeading__189_1863546303"/>Spécification fonctionnelle détaillée<text:bookmark-end text:name="__RefHeading__189_1863546303"/></text:h>
      <text:h text:style-name="P31" text:outline-level="2"><text:bookmark-start text:name="__RefHeading__191_1863546303"/>Spécification fonctionnelle technique<text:bookmark-end text:name="__RefHeading__191_1863546303"/></text:h>
      <text:p text:style-name="P23"/>
      <text:h text:style-name="P27" text:outline-level="1"/>
      <text:h text:style-name="P29" text:outline-level="1"><text:bookmark-start text:name="__RefHeading__193_1863546303"/>Matrice de traçabilité<text:bookmark-end text:name="__RefHeading__193_1863546303"/></text:h>
      <text:p text:style-name="P23"/>
      <table:table table:name="MatriceDeTraçabilité" table:style-name="MatriceDeTraçabilité">
        <table:table-column table:style-name="MatriceDeTraçabilité.A" table:number-columns-repeated="3"/>
        <table:table-column table:style-name="MatriceDeTraçabilité.D"/>
        <table:table-row table:style-name="MatriceDeTraçabilité.1">
          <table:table-cell table:style-name="MatriceDeTraçabilité.A1" office:value-type="float" office:value="0">
            <text:p text:style-name="P20">n°CDC</text:p>
          </table:table-cell>
          <table:table-cell table:style-name="MatriceDeTraçabilité.B1" office:value-type="float" office:value="0">
            <text:p text:style-name="P21">n°SFD</text:p>
          </table:table-cell>
          <table:table-cell table:style-name="MatriceDeTraçabilité.B1" office:value-type="float" office:value="0">
            <text:p text:style-name="P21">n°SFT</text:p>
          </table:table-cell>
          <table:table-cell table:style-name="MatriceDeTraçabilité.D1" office:value-type="float" office:value="0">
            <text:p text:style-name="P21">n°FT</text:p>
          </table:table-cell>
        </table:table-row>
        <table:table-row>
          <table:table-cell table:style-name="MatriceDeTraçabilité.A2" office:value-type="float" office:value="0">
            <text:p text:style-name="P19">B211</text:p>
          </table:table-cell>
          <table:table-cell table:style-name="MatriceDeTraçabilité.B2">
            <text:p text:style-name="P18"/>
          </table:table-cell>
          <table:table-cell table:style-name="MatriceDeTraçabilité.B2">
            <text:p text:style-name="P18"/>
          </table:table-cell>
          <table:table-cell table:style-name="MatriceDeTraçabilité.D2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12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13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14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15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16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17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1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2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3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4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5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6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27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1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2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3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4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5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6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7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  <table:table-row>
          <table:table-cell table:style-name="MatriceDeTraçabilité.A3" office:value-type="float" office:value="0">
            <text:p text:style-name="P19">B238</text:p>
          </table:table-cell>
          <table:table-cell table:style-name="MatriceDeTraçabilité.B3">
            <text:p text:style-name="P18"/>
          </table:table-cell>
          <table:table-cell table:style-name="MatriceDeTraçabilité.B3">
            <text:p text:style-name="P18"/>
          </table:table-cell>
          <table:table-cell table:style-name="MatriceDeTraçabilité.D3">
            <text:p text:style-name="P18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nux Libertine G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style:font-name="Linux Libertine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background-color="transparent"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inux Libertine G" style:font-size-asian="10.5pt"/>
    </style:style>
    <style:style style:name="Footer" style:family="paragraph" style:parent-style-name="Standard" style:class="extra">
      <style:paragraph-properties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Linux Libertine G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style:font-name="Linux Libertine G1" fo:font-size="130%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465a4" style:font-name="Linux Libertine G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3465a4" style:font-name="Linux Libertine G1" fo:font-size="13pt" fo:font-style="normal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 fo:background-color="transparent" fo:padding="0.049cm" fo:border-left="none" fo:border-right="none" fo:border-top="0.06pt solid #000000" fo:border-bottom="0.06pt solid #000000" style:shadow="none">
        <style:tab-stops/>
        <style:background-image/>
      </style:paragraph-properties>
      <style:text-properties fo:font-style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958e" officeooo:paragraph-rsid="0006958e"/>
    </style:style>
    <style:style style:name="MP2" style:family="paragraph" style:parent-style-name="Footer">
      <style:text-properties officeooo:paragraph-rsid="0006958e"/>
    </style:style>
    <style:style style:name="MT1" style:family="text">
      <style:text-properties officeooo:rsid="000695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oupe 2<text:tab/>Jeu sérieux logistique<text:tab/>M2 SIRES</text:p>
      </style:header>
      <style:footer>
        <text:p text:style-name="MP2"><text:span text:style-name="MT1">Le 12/12/2013</text:span><text:tab/><text:tab/><text:span text:style-name="MT1">Page </text:span><text:span text:style-name="MT1"><text:page-number text:select-page="current">5</text:page-number></text:span><text:span text:style-name="MT1">/</text:span><text:span text:style-name="MT1"><text:page-count>5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00:35:49</meta:creation-date>
    <meta:generator>LibreOffice/4.0.5.2$Linux_X86_64 LibreOffice_project/5464147a081647a250913f19c0715bca595af2f</meta:generator>
    <dc:date>2013-12-19T10:40:28</dc:date>
    <meta:editing-duration>PT18M45S</meta:editing-duration>
    <meta:editing-cycles>10</meta:editing-cycles>
    <meta:document-statistic meta:table-count="1" meta:image-count="0" meta:object-count="0" meta:page-count="5" meta:paragraph-count="55" meta:word-count="210" meta:character-count="1352" meta:non-whitespace-character-count="1177"/>
  </office:meta>
</office:document-meta>
</file>